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24cm" svg:height="3.448cm" draw:transform="rotate (0.874933554024758) translate (3.3139068438185cm 5.09736579447861cm)" svg:viewBox="0 0 1225 3449" svg:d="M0 3316c55-217 213-1013 258-1373 44-361 73-1633 66-1776-1-124 924-292 900-23-50 474-190 1290-244 1753-55 464-47 1109-85 1395-44 285-906 112-895 24z">
          <text:p/>
        </draw:path>
        <draw:path draw:style-name="gr1" draw:text-style-name="P1" draw:layer="layout" svg:width="0.984cm" svg:height="3.632cm" draw:transform="skewX (0.000698131700797874) rotate (2.41396488843336) translate (4.1476942962833cm 7.3897847121268cm)" svg:viewBox="0 0 985 3633" svg:d="M984 3429c-56-216-126-1455-170-1815-42-360-155-1246-149-1388 0-122-712-452-663 22 51 475 150 1101 204 1564 55 464 81 1409 122 1695 41 285 668 10 656-78z">
          <text:p/>
        </draw:path>
        <draw:path draw:style-name="gr1" draw:text-style-name="P1" draw:layer="layout" svg:width="0.903cm" svg:height="0.661cm" draw:transform="rotate (-2.15757602131539) translate (6.4946577737701cm 4.167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7) rotate (-2.15652882376419) translate (4.5898736382083cm 6.785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122173047639601) rotate (-2.15687788961459) translate (4.3676401432272cm 4.3526888905431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cm" draw:transform="skewX (0.00244346095279204) rotate (-2.15652882376419) translate (6.594889580458cm 6.644589361761cm)" svg:viewBox="0 0 903 661" svg:d="M528 644c136-64 328-219 366-367 34-139-27-185-184-243-156-57-352-32-459-3-277 72-309 187-173 369s314 309 450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49:09.433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